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2.3945in"/>
    </style:style>
    <style:style style:name="co8" style:family="table-column">
      <style:table-column-properties fo:break-before="auto" style:column-width="3.7102in"/>
    </style:style>
    <style:style style:name="co11" style:family="table-column">
      <style:table-column-properties fo:break-before="auto" style:column-width="1.5736in"/>
    </style:style>
    <style:style style:name="co12" style:family="table-column">
      <style:table-column-properties fo:break-before="auto" style:column-width="1.0362in"/>
    </style:style>
    <style:style style:name="co13" style:family="table-column">
      <style:table-column-properties fo:break-before="auto" style:column-width="1.3083in"/>
    </style:style>
    <style:style style:name="co16" style:family="table-column">
      <style:table-column-properties fo:break-before="auto" style:column-width="1.1382in"/>
    </style:style>
    <style:style style:name="co10" style:family="table-column">
      <style:table-column-properties fo:break-before="auto" style:column-width="0.4161in"/>
    </style:style>
    <style:style style:name="co14" style:family="table-column">
      <style:table-column-properties fo:break-before="auto" style:column-width="3.978in"/>
    </style:style>
    <style:style style:name="co15" style:family="table-column">
      <style:table-column-properties fo:break-before="auto" style:column-width="1.5646in"/>
    </style:style>
    <style:style style:name="co17" style:family="table-column">
      <style:table-column-properties fo:break-before="auto" style:column-width="1.3819in"/>
    </style:style>
    <style:style style:name="co19" style:family="table-column">
      <style:table-column-properties fo:break-before="auto" style:column-width="1.223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8" style:family="table-cell" style:parent-style-name="Default" style:data-style-name="N37"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style:font-name-asian="Liberation Sans1" style:font-name-complex="Liberation Sans1"/>
    </style:style>
    <style:style style:name="ce6" style:family="table-cell" style:parent-style-name="Default">
      <style:text-properties style:text-line-through-style="none" style:text-underline-style="none"/>
    </style:style>
    <style:style style:name="ce7" style:family="table-cell" style:parent-style-name="Default">
      <style:text-properties style:text-line-through-style="solid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style:text-line-through-style="solid" style:text-underline-style="none"/>
    </style:style>
  </office:automatic-styles>
  <office:body>
    <office:spreadsheet>
      <table:calculation-settings table:automatic-find-labels="false" table:use-regular-expressions="false"/>
      <table:table table:name="Now" table:style-name="ta1">
        <table:table-column table:style-name="co10" table:default-cell-style-name="ce4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row table:style-name="ro1" table:number-rows-repeated="5">
          <table:table-cell table:number-columns-repeated="4"/>
        </table:table-row>
        <table:table-row table:style-name="ro1">
          <table:table-cell table:style-name="ce5"/>
          <table:table-cell table:number-columns-repeated="3"/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Backlog" table:style-name="ta1">
        <table:table-column table:style-name="co14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5" table:number-columns-repeated="3" table:default-cell-style-name="Default"/>
        <table:table-row table:style-name="ro1">
          <table:table-cell table:style-name="ce6" office:value-type="string">
            <text:p>Add “Report” button and “Should be removed immediately” button.</text:p>
          </table:table-cell>
          <table:table-cell office:value-type="string">
            <text:p>Remove immediately sub</text:p>
          </table:table-cell>
          <table:table-cell office:value-type="string">
            <text:p>Parse in access log</text:p>
          </table:table-cell>
          <table:table-cell office:value-type="string">
            <text:p>Add PGP bonuses later</text:p>
          </table:table-cell>
          <table:table-cell table:number-columns-repeated="2"/>
        </table:table-row>
        <table:table-row table:style-name="ro1">
          <table:table-cell table:style-name="ce7" office:value-type="string">
            <text:p>Prettify the interface, add a couple of catchy images.</text:p>
          </table:table-cell>
          <table:table-cell table:number-columns-repeated="5"/>
        </table:table-row>
        <table:table-row table:style-name="ro1">
          <table:table-cell office:value-type="string">
            <text:p>Rebuild another device, including WiFi portal</text:p>
          </table:table-cell>
          <table:table-cell office:value-type="string">
            <text:p>Need monitor+kb+power</text:p>
          </table:table-cell>
          <table:table-cell office:value-type="string">
            <text:p>Get help from Alex</text:p>
          </table:table-cell>
          <table:table-cell table:number-columns-repeated="3"/>
        </table:table-row>
        <table:table-row table:style-name="ro1">
          <table:table-cell office:value-type="string">
            <text:p>Add more actions that the user can do through the web interface</text:p>
          </table:table-cell>
          <table:table-cell office:value-type="string">
            <text:p>Build new router for actions?</text:p>
          </table:table-cell>
          <table:table-cell table:number-columns-repeated="4"/>
        </table:table-row>
        <table:table-row table:style-name="ro1">
          <table:table-cell office:value-type="string">
            <text:p>Add to the administration manual</text:p>
          </table:table-cell>
          <table:table-cell office:value-type="string">
            <text:p>How to name gpg’ed directory?</text:p>
          </table:table-cell>
          <table:table-cell table:number-columns-repeated="4"/>
        </table:table-row>
        <table:table-row table:style-name="ro1">
          <table:table-cell table:style-name="ce9" office:value-type="string">
            <text:p>Fix signing the address of the posting site</text:p>
          </table:table-cell>
          <table:table-cell office:value-type="string">
            <text:p>Semi-fixed, still gives the wrong address.</text:p>
          </table:table-cell>
          <table:table-cell office:value-type="string">
            <text:p>Work out the port assignments</text:p>
          </table:table-cell>
          <table:table-cell table:number-columns-repeated="3"/>
        </table:table-row>
        <table:table-row table:style-name="ro1">
          <table:table-cell office:value-type="string">
            <text:p>Add mirroring functionality</text:p>
          </table:table-cell>
          <table:table-cell office:value-type="string">
            <text:p>Site list</text:p>
          </table:table-cell>
          <table:table-cell office:value-type="string">
            <text:p>Access sites through curl?</text:p>
          </table:table-cell>
          <table:table-cell office:value-type="string">
            <text:p>Merge textfiles where?</text:p>
          </table:table-cell>
          <table:table-cell table:number-columns-repeated="2"/>
        </table:table-row>
        <table:table-row table:style-name="ro1">
          <table:table-cell office:value-type="string">
            <text:p>Verify all posts on the posting site before displaying them</text:p>
          </table:table-cell>
          <table:table-cell office:value-type="string">
            <text:p>How?</text:p>
          </table:table-cell>
          <table:table-cell table:number-columns-repeated="4"/>
        </table:table-row>
        <table:table-row table:style-name="ro1">
          <table:table-cell office:value-type="string">
            <text:p>Add backend for administration</text:p>
          </table:table-cell>
          <table:table-cell office:value-type="string">
            <text:p>See actions/router</text:p>
          </table:table-cell>
          <table:table-cell office:value-type="string">
            <text:p>Separate onion? Password?</text:p>
          </table:table-cell>
          <table:table-cell table:number-columns-repeated="3"/>
        </table:table-row>
        <table:table-row table:style-name="ro1">
          <table:table-cell office:value-type="string">
            <text:p>Experiment with running an Ether blockchain</text:p>
          </table:table-cell>
          <table:table-cell office:value-type="string">
            <text:p>Split off into another project</text:p>
          </table:table-cell>
          <table:table-cell table:number-columns-repeated="4"/>
        </table:table-row>
        <table:table-row table:style-name="ro1">
          <table:table-cell office:value-type="string">
            <text:p>Implement configuration via access.log and Perl</text:p>
          </table:table-cell>
          <table:table-cell office:value-type="string">
            <text:p>Configure what?</text:p>
          </table:table-cell>
          <table:table-cell table:number-columns-repeated="4"/>
        </table:table-row>
        <table:table-row table:style-name="ro1">
          <table:table-cell office:value-type="string">
            <text:p>Create routing system</text:p>
          </table:table-cell>
          <table:table-cell office:value-type="string">
            <text:p>Create new perl file that handles /actions/</text:p>
          </table:table-cell>
          <table:table-cell office:value-type="string">
            <text:p>Move the truncating of access log to access.sh</text:p>
          </table:table-cell>
          <table:table-cell table:number-columns-repeated="3"/>
        </table:table-row>
        <table:table-row table:style-name="ro1">
          <table:table-cell table:style-name="ce7" office:value-type="string">
            <text:p>Implement counters for page access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dd support for GPG – verify signature and move to subdir</text:p>
          </table:table-cell>
          <table:table-cell table:number-columns-repeated="5"/>
        </table:table-row>
        <table:table-row table:style-name="ro1">
          <table:table-cell office:value-type="string">
            <text:p>Add a “Destroy” button somewhere</text:p>
          </table:table-cell>
          <table:table-cell table:number-columns-repeated="5"/>
        </table:table-row>
        <table:table-row table:style-name="ro1">
          <table:table-cell table:style-name="ce10" office:value-type="string">
            <text:p>Add referring sites directory</text:p>
          </table:table-cell>
          <table:table-cell office:value-type="string">
            <text:p>Add referrer counting in access.pl</text:p>
          </table:table-cell>
          <table:table-cell office:value-type="string">
            <text:p>Parse only onion sites</text:p>
          </table:table-cell>
          <table:table-cell office:value-type="string">
            <text:p>Make a links directory with text files of .onion.lnk with description inside</text:p>
          </table:table-cell>
          <table:table-cell table:number-columns-repeated="2"/>
        </table:table-row>
        <table:table-row table:style-name="ro1">
          <table:table-cell office:value-type="string">
            <text:p>Architect and add links page</text:p>
          </table:table-cell>
          <table:table-cell office:value-type="string">
            <text:p>Use address.onion.lnk with description inside</text:p>
          </table:table-cell>
          <table:table-cell office:value-type="string">
            <text:p>Add special case in indexer to link .onion.lnk</text:p>
          </table:table-cell>
          <table:table-cell office:value-type="string">
            <text:p>Add ability to ping sites and see if they’re up</text:p>
          </table:table-cell>
          <table:table-cell table:number-columns-repeated="2"/>
        </table:table-row>
        <table:table-row table:style-name="ro1">
          <table:table-cell office:value-type="string">
            <text:p>Add handling for new empty GPG directories</text:p>
          </table:table-cell>
          <table:table-cell office:value-type="string">
            <text:p>How to add new entries to indexer?</text:p>
          </table:table-cell>
          <table:table-cell office:value-type="string">
            <text:p>Either auto-index subdirs -or- add a line to indexes.sh</text:p>
          </table:table-cell>
          <table:table-cell office:value-type="string">
            <text:p>Find a solution for symlinking index.pl everywhere, probably move it to dev</text:p>
          </table:table-cell>
          <table:table-cell table:number-columns-repeated="2"/>
        </table:table-row>
        <table:table-row table:style-name="ro1">
          <table:table-cell office:value-type="string">
            <text:p>How do GPG posts get listed on the main timeline?</text:p>
          </table:table-cell>
          <table:table-cell office:value-type="string">
            <text:p>put everything into subdirs, anon in its own, then symlink from top</text:p>
          </table:table-cell>
          <table:table-cell table:number-columns-repeated="4"/>
        </table:table-row>
        <table:table-row table:style-name="ro1">
          <table:table-cell table:style-name="ce7" office:value-type="string">
            <text:p>Improve readability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Sort messages with newest on top, sort by date modified</text:p>
          </table:table-cell>
          <table:table-cell table:number-columns-repeated="5"/>
        </table:table-row>
        <table:table-row table:style-name="ro1">
          <table:table-cell office:value-type="string">
            <text:p>Retrieve GPG keys</text:p>
          </table:table-cell>
          <table:table-cell table:number-columns-repeated="5"/>
        </table:table-row>
        <table:table-row table:style-name="ro1">
          <table:table-cell office:value-type="string">
            <text:p>Update .nfo for titles of sub-pages</text:p>
          </table:table-cell>
          <table:table-cell table:number-columns-repeated="5"/>
        </table:table-row>
        <table:table-row table:style-name="ro1">
          <table:table-cell office:value-type="string">
            <text:p>Switch to using full key ID for directories?</text:p>
          </table:table-cell>
          <table:table-cell table:number-columns-repeated="5"/>
        </table:table-row>
        <table:table-row table:style-name="ro1">
          <table:table-cell office:value-type="string">
            <text:p>Commands should be queued for admin approval before execution</text:p>
          </table:table-cell>
          <table:table-cell table:number-columns-repeated="5"/>
        </table:table-row>
        <table:table-row table:style-name="ro1">
          <table:table-cell office:value-type="string">
            <text:p>Think about routing using rewrites, cookies?</text:p>
          </table:table-cell>
          <table:table-cell table:number-columns-repeated="5"/>
        </table:table-row>
        <table:table-row table:style-name="ro1">
          <table:table-cell office:value-type="string">
            <text:p>Login via cookie set via /profile/password</text:p>
          </table:table-cell>
          <table:table-cell table:number-columns-repeated="5"/>
        </table:table-row>
        <table:table-row table:style-name="ro1">
          <table:table-cell office:value-type="string">
            <text:p>Routing via cookie</text:p>
          </table:table-cell>
          <table:table-cell table:number-columns-repeated="5"/>
        </table:table-row>
        <table:table-row table:style-name="ro1">
          <table:table-cell office:value-type="string">
            <text:p>Sorting into folders: if current date doesn’t match the part before the underscore, put it into that folder</text:p>
          </table:table-cell>
          <table:table-cell table:number-columns-repeated="5"/>
        </table:table-row>
        <table:table-row table:style-name="ro1">
          <table:table-cell office:value-type="string">
            <text:p>Fix footer links</text:p>
          </table:table-cell>
          <table:table-cell table:number-columns-repeated="5"/>
        </table:table-row>
        <table:table-row table:style-name="ro1">
          <table:table-cell office:value-type="string">
            <text:p>To address a message to any known public key just post it</text:p>
          </table:table-cell>
          <table:table-cell office:value-type="string">
            <text:p>Use pgp to get recipient key, match against db</text:p>
          </table:table-cell>
          <table:table-cell table:number-columns-repeated="4"/>
        </table:table-row>
        <table:table-row table:style-name="ro1">
          <table:table-cell office:value-type="string">
            <text:p>Database integration? Sqlite? Postgres? Necessary?</text:p>
          </table:table-cell>
          <table:table-cell table:number-columns-repeated="5"/>
        </table:table-row>
        <table:table-row table:style-name="ro1">
          <table:table-cell office:value-type="string">
            <text:p>Limit post count to below performance hit threshold</text:p>
          </table:table-cell>
          <table:table-cell office:value-type="string">
            <text:p>Do some performance testing with 20k files</text:p>
          </table:table-cell>
          <table:table-cell table:number-columns-repeated="4"/>
        </table:table-row>
        <table:table-row table:style-name="ro1">
          <table:table-cell office:value-type="string">
            <text:p>Are you sure you want to browse with javascript enabled?</text:p>
          </table:table-cell>
          <table:table-cell office:value-type="string">
            <text:p>Yes=hide message</text:p>
          </table:table-cell>
          <table:table-cell table:number-columns-repeated="4"/>
        </table:table-row>
        <table:table-row table:style-name="ro1">
          <table:table-cell office:value-type="string">
            <text:p>What is the MVP for publishing plays with readable printout?</text:p>
          </table:table-cell>
          <table:table-cell table:number-columns-repeated="5"/>
        </table:table-row>
        <table:table-row table:style-name="ro1">
          <table:table-cell office:value-type="string">
            <text:p>Install instructions go into an install file</text:p>
          </table:table-cell>
          <table:table-cell table:number-columns-repeated="5"/>
        </table:table-row>
        <table:table-row table:style-name="ro1">
          <table:table-cell office:value-type="string">
            <text:p>Polls!!!!</text:p>
          </table:table-cell>
          <table:table-cell office:value-type="string">
            <text:p>Questions in a series</text:p>
          </table:table-cell>
          <table:table-cell table:number-columns-repeated="4"/>
        </table:table-row>
        <table:table-row table:style-name="ro1">
          <table:table-cell office:value-type="string">
            <text:p>Switch to Mongoose for web server</text:p>
          </table:table-cell>
          <table:table-cell office:value-type="string">
            <text:p>Consolidate everything into one tree</text:p>
          </table:table-cell>
          <table:table-cell office:value-type="string">
            <text:p>Make Mongoose write an access log</text:p>
          </table:table-cell>
          <table:table-cell office:value-type="string">
            <text:p>Adjust access.pl to use new access log</text:p>
          </table:table-cell>
          <table:table-cell table:number-columns-repeated="2"/>
        </table:table-row>
        <table:table-row table:style-name="ro1">
          <table:table-cell office:value-type="string">
            <text:p>Make a script for restarting SWS and rotating logs</text:p>
          </table:table-cell>
          <table:table-cell table:number-columns-repeated="5"/>
        </table:table-row>
        <table:table-row table:style-name="ro1">
          <table:table-cell office:value-type="string">
            <text:p>Add log writing to mongoose LOG() function</text:p>
          </table:table-cell>
          <table:table-cell table:number-columns-repeated="5"/>
        </table:table-row>
        <table:table-row table:style-name="ro1">
          <table:table-cell office:value-type="string">
            <text:p>Add support for sort.lst, which specifies which items to list at the top, in the order provided</text:p>
          </table:table-cell>
          <table:table-cell table:number-columns-repeated="5"/>
        </table:table-row>
        <table:table-row table:style-name="ro1">
          <table:table-cell office:value-type="string">
            <text:p>Newest content page</text:p>
          </table:table-cell>
          <table:table-cell table:number-columns-repeated="5"/>
        </table:table-row>
        <table:table-row table:style-name="ro1">
          <table:table-cell office:value-type="string">
            <text:p>Update message board’s .nfo file in parent dir to reflect message count</text:p>
          </table:table-cell>
          <table:table-cell table:number-columns-repeated="5"/>
        </table:table-row>
        <table:table-row table:style-name="ro1">
          <table:table-cell office:value-type="string">
            <text:p>Pagination and/or board size limit</text:p>
          </table:table-cell>
          <table:table-cell table:number-columns-repeated="5"/>
        </table:table-row>
        <table:table-row table:style-name="ro1">
          <table:table-cell office:value-type="string">
            <text:p>Author name assignment by key fingerprint</text:p>
          </table:table-cell>
          <table:table-cell office:value-type="string">
            <text:p>First the backend?</text:p>
          </table:table-cell>
          <table:table-cell office:value-type="string">
            <text:p>Then the assignment via command</text:p>
          </table:table-cell>
          <table:table-cell table:number-columns-repeated="3"/>
        </table:table-row>
        <table:table-row table:style-name="ro1">
          <table:table-cell office:value-type="string">
            <text:p>Link user pages to anchored comment</text:p>
          </table:table-cell>
          <table:table-cell office:value-type="string">
            <text:p>Depends on anchor generation</text:p>
          </table:table-cell>
          <table:table-cell table:number-columns-repeated="4"/>
        </table:table-row>
        <table:table-row table:style-name="ro1">
          <table:table-cell office:value-type="string">
            <text:p>Crumbtrail at the header of the page</text:p>
          </table:table-cell>
          <table:table-cell table:number-columns-repeated="5"/>
        </table:table-row>
        <table:table-row table:style-name="ro1">
          <table:table-cell office:value-type="string">
            <text:p>Add HTTP headers for conservative caching</text:p>
          </table:table-cell>
          <table:table-cell table:number-columns-repeated="5"/>
        </table:table-row>
        <table:table-row table:style-name="ro1">
          <table:table-cell office:value-type="string">
            <text:p>Make a blockchain</text:p>
          </table:table-cell>
          <table:table-cell office:value-type="string">
            <text:p>Calculate sha sum of all the txt names and their sums</text:p>
          </table:table-cell>
          <table:table-cell office:value-type="string">
            <text:p>Write to .txt.chain for new post</text:p>
          </table:table-cell>
          <table:table-cell office:value-type="string">
            <text:p>How to perform verification?</text:p>
          </table:table-cell>
          <table:table-cell table:number-columns-repeated="2"/>
        </table:table-row>
        <table:table-row table:style-name="ro1">
          <table:table-cell office:value-type="string">
            <text:p>Review required sub-modules, look for cli replacements</text:p>
          </table:table-cell>
          <table:table-cell table:number-columns-repeated="5"/>
        </table:table-row>
        <table:table-row table:style-name="ro1">
          <table:table-cell office:value-type="string">
            <text:p>Fix newest files .lst generator</text:p>
          </table:table-cell>
          <table:table-cell table:number-columns-repeated="5"/>
        </table:table-row>
        <table:table-row table:style-name="ro1">
          <table:table-cell office:value-type="string">
            <text:p>Write slurp.pl</text:p>
          </table:table-cell>
          <table:table-cell office:value-type="string">
            <text:p>Slurp every folder I have myself</text:p>
          </table:table-cell>
          <table:table-cell office:value-type="string">
            <text:p>And put it into $dir/incoming</text:p>
          </table:table-cell>
          <table:table-cell table:number-columns-repeated="3"/>
        </table:table-row>
        <table:table-row table:style-name="ro1">
          <table:table-cell office:value-type="string">
            <text:p>Generate an individual .html file for each text file</text:p>
          </table:table-cell>
          <table:table-cell table:number-columns-repeated="5"/>
        </table:table-row>
        <table:table-row table:style-name="ro1">
          <table:table-cell office:value-type="string">
            <text:p>Figure out how to use ffmpeg to generate series of thumbnails for a video</text:p>
          </table:table-cell>
          <table:table-cell table:number-columns-repeated="5"/>
        </table:table-row>
        <table:table-row table:style-name="ro1">
          <table:table-cell office:value-type="string">
            <text:p>Figure out how to embed audio</text:p>
          </table:table-cell>
          <table:table-cell table:number-columns-repeated="5"/>
        </table:table-row>
        <table:table-row table:style-name="ro1">
          <table:table-cell office:value-type="string">
            <text:p>Is a return message system necessary?</text:p>
          </table:table-cell>
          <table:table-cell table:number-columns-repeated="5"/>
        </table:table-row>
        <table:table-row table:style-name="ro1">
          <table:table-cell office:value-type="string">
            <text:p>Add support for importing public key</text:p>
          </table:table-cell>
          <table:table-cell table:number-columns-repeated="5"/>
        </table:table-row>
        <table:table-row table:style-name="ro1">
          <table:table-cell office:value-type="string">
            <text:p>Add support for pre-fetching of sub-pages</text:p>
          </table:table-cell>
          <table:table-cell table:number-columns-repeated="5"/>
        </table:table-row>
        <table:table-row table:style-name="ro1">
          <table:table-cell office:value-type="string">
            <text:p>Automate .zip generation for entire site, including root dir</text:p>
          </table:table-cell>
          <table:table-cell office:value-type="string">
            <text:p>Make several zip distros, incl/excl library and other heavy dirs</text:p>
          </table:table-cell>
          <table:table-cell table:number-columns-repeated="4"/>
        </table:table-row>
        <table:table-row table:style-name="ro1">
          <table:table-cell office:value-type="string">
            <text:p>Login workflow</text:p>
          </table:table-cell>
          <table:table-cell office:value-type="string">
            <text:p>Post your public key</text:p>
          </table:table-cell>
          <table:table-cell office:value-type="string">
            <text:p>Login link is generated, encrypted, and posted to /login/&lt;key&gt; page</text:p>
          </table:table-cell>
          <table:table-cell office:value-type="string">
            <text:p>Going to /login/&lt;key&gt;/&lt;secret&gt; sets session cookie</text:p>
          </table:table-cell>
          <table:table-cell office:value-type="string">
            <text:p>Add cookie to access log? Or just rewrite /action/blah to ..../cookie/action/blah</text:p>
          </table:table-cell>
          <table:table-cell/>
        </table:table-row>
        <table:table-row table:style-name="ro1">
          <table:table-cell office:value-type="string">
            <text:p>Generate support pages for wav files</text:p>
          </table:table-cell>
          <table:table-cell office:value-type="string">
            <text:p>Include &lt;audio&gt; tag</text:p>
          </table:table-cell>
          <table:table-cell table:number-columns-repeated="4"/>
        </table:table-row>
        <table:table-row table:style-name="ro1">
          <table:table-cell office:value-type="string">
            <text:p>Get author pages sorted, at least with filesystem times</text:p>
          </table:table-cell>
          <table:table-cell office:value-type="string">
            <text:p>Query the filesystem (astat?)</text:p>
          </table:table-cell>
          <table:table-cell office:value-type="string">
            <text:p>Save them to hashes</text:p>
          </table:table-cell>
          <table:table-cell office:value-type="string">
            <text:p>Reorder the file array</text:p>
          </table:table-cell>
          <table:table-cell office:value-type="string">
            <text:p>Make this into a sub</text:p>
          </table:table-cell>
          <table:table-cell/>
        </table:table-row>
        <table:table-row table:style-name="ro1">
          <table:table-cell office:value-type="string">
            <text:p>Is it possible to involve a genetic algo in page generation?</text:p>
          </table:table-cell>
          <table:table-cell table:number-columns-repeated="5"/>
        </table:table-row>
        <table:table-row table:style-name="ro1">
          <table:table-cell office:value-type="string">
            <text:p>Public-private messaging board</text:p>
          </table:table-cell>
          <table:table-cell office:value-type="string">
            <text:p>Add a separate zip for easy downloading</text:p>
          </table:table-cell>
          <table:table-cell table:number-columns-repeated="4"/>
        </table:table-row>
        <table:table-row table:style-name="ro1">
          <table:table-cell office:value-type="string">
            <text:p>Brainstorm pruning strategies</text:p>
          </table:table-cell>
          <table:table-cell table:number-columns-repeated="5"/>
        </table:table-row>
        <table:table-row table:style-name="ro1">
          <table:table-cell office:value-type="string">
            <text:p>Add zipping of each directory</text:p>
          </table:table-cell>
          <table:table-cell office:value-type="string">
            <text:p>Exclude subdirectory zips from each archive</text:p>
          </table:table-cell>
          <table:table-cell office:value-type="string">
            <text:p>Link from index files</text:p>
          </table:table-cell>
          <table:table-cell table:number-columns-repeated="3"/>
        </table:table-row>
        <table:table-row table:style-name="ro1">
          <table:table-cell office:value-type="string">
            <text:p>Add check for board.nfo when looking for gracias.html</text:p>
          </table:table-cell>
          <table:table-cell table:number-columns-repeated="5"/>
        </table:table-row>
        <table:table-row table:style-name="ro1">
          <table:table-cell office:value-type="string">
            <text:p>Make FAQ more accessible wrt identity management</text:p>
          </table:table-cell>
          <table:table-cell office:value-type="string">
            <text:p>Break each long answer into several sections</text:p>
          </table:table-cell>
          <table:table-cell table:number-columns-repeated="4"/>
        </table:table-row>
        <table:table-row table:style-name="ro1">
          <table:table-cell office:value-type="string">
            <text:p>Use hashes to detect duplicate posts</text:p>
          </table:table-cell>
          <table:table-cell table:number-columns-repeated="5"/>
        </table:table-row>
        <table:table-row table:style-name="ro1">
          <table:table-cell office:value-type="string">
            <text:p>(bug) Some pages' generated counter is incremented twice each time</text:p>
          </table:table-cell>
          <table:table-cell table:number-columns-repeated="5"/>
        </table:table-row>
        <table:table-row table:style-name="ro1">
          <table:table-cell office:value-type="string">
            <text:p>Add a directory of hashes of submitted texts, so that new submissions can be checked against all of them at once, even if they are in different directories</text:p>
          </table:table-cell>
          <table:table-cell office:value-type="string">
            <text:p>Use command-line sha256sum</text:p>
          </table:table-cell>
          <table:table-cell table:number-columns-repeated="4"/>
        </table:table-row>
        <table:table-row table:style-name="ro1">
          <table:table-cell office:value-type="string">
            <text:p>Implement commands for signed messages</text:p>
          </table:table-cell>
          <table:table-cell office:value-type="string">
            <text:p>vote</text:p>
          </table:table-cell>
          <table:table-cell office:value-type="string">
            <text:p>tag</text:p>
          </table:table-cell>
          <table:table-cell office:value-type="string">
            <text:p>delete</text:p>
          </table:table-cell>
          <table:table-cell office:value-type="string">
            <text:p>destroy</text:p>
          </table:table-cell>
          <table:table-cell office:value-type="string">
            <text:p>username</text:p>
          </table:table-cell>
        </table:table-row>
        <table:table-row table:style-name="ro1">
          <table:table-cell office:value-type="string">
            <text:p>Think about threading</text:p>
          </table:table-cell>
          <table:table-cell office:value-type="string">
            <text:p>Messages need a parent ID</text:p>
          </table:table-cell>
          <table:table-cell office:value-type="string">
            <text:p>Fix date parsing?</text:p>
          </table:table-cell>
          <table:table-cell office:value-type="string">
            <text:p>Folders for threads?</text:p>
          </table:table-cell>
          <table:table-cell table:number-columns-repeated="2"/>
        </table:table-row>
        <table:table-row table:style-name="ro1">
          <table:table-cell office:value-type="string">
            <text:p>Deployment scripts</text:p>
          </table:table-cell>
          <table:table-cell office:value-type="string">
            <text:p>Fix prod to match dev</text:p>
          </table:table-cell>
          <table:table-cell office:value-type="string">
            <text:p>Copy files</text:p>
          </table:table-cell>
          <table:table-cell office:value-type="string">
            <text:p>Debug apache2</text:p>
          </table:table-cell>
          <table:table-cell table:number-columns-repeated="2"/>
        </table:table-row>
        <table:table-row table:style-name="ro1">
          <table:table-cell office:value-type="string">
            <text:p>Figure out how to do date conversions</text:p>
          </table:table-cell>
          <table:table-cell office:value-type="string">
            <text:p>Extract date from DDMMMYYYY</text:p>
          </table:table-cell>
          <table:table-cell office:value-type="string">
            <text:p>Save date as YYYYMMDD</text:p>
          </table:table-cell>
          <table:table-cell office:value-type="string">
            <text:p>Extract time</text:p>
          </table:table-cell>
          <table:table-cell office:value-type="string">
            <text:p>Save time</text:p>
          </table:table-cell>
          <table:table-cell/>
        </table:table-row>
        <table:table-row table:style-name="ro1">
          <table:table-cell office:value-type="string">
            <text:p>Command parser</text:p>
          </table:table-cell>
          <table:table-cell office:value-type="string">
            <text:p>Dispatch table</text:p>
          </table:table-cell>
          <table:table-cell office:value-type="string">
            <text:p>Make indexer write command.html with proper token</text:p>
          </table:table-cell>
          <table:table-cell table:number-columns-repeated="3"/>
        </table:table-row>
        <table:table-row table:style-name="ro1">
          <table:table-cell office:value-type="string">
            <text:p>Cache GPG results</text:p>
          </table:table-cell>
          <table:table-cell table:number-columns-repeated="5"/>
        </table:table-row>
        <table:table-row table:style-name="ro1">
          <table:table-cell office:value-type="string">
            <text:p>Break out individual message printing into function</text:p>
          </table:table-cell>
          <table:table-cell office:value-type="string">
            <text:p>Integrate function into individual .html generators</text:p>
          </table:table-cell>
          <table:table-cell table:number-columns-repeated="4"/>
        </table:table-row>
        <table:table-row table:style-name="ro1">
          <table:table-cell office:value-type="string">
            <text:p>Remove dependency on URI/Encode.pm</text:p>
          </table:table-cell>
          <table:table-cell table:number-columns-repeated="5"/>
        </table:table-row>
        <table:table-row table:style-name="ro1">
          <table:table-cell office:value-type="string">
            <text:p>Integrate Droopy for uploading files</text:p>
          </table:table-cell>
          <table:table-cell office:value-type="string">
            <text:p>Only for trusted users</text:p>
          </table:table-cell>
          <table:table-cell table:number-columns-repeated="4"/>
        </table:table-row>
        <table:table-row table:style-name="ro1">
          <table:table-cell office:value-type="string">
            <text:p>Add handling for expired keys</text:p>
          </table:table-cell>
          <table:table-cell table:number-columns-repeated="5"/>
        </table:table-row>
      </table:table>
      <table:table table:name="Log" table:style-name="ta1">
        <table:table-column table:style-name="co5" table:default-cell-style-name="ce2"/>
        <table:table-column table:style-name="co18" table:default-cell-style-name="Default"/>
        <table:table-column table:style-name="co5" table:default-cell-style-name="Default"/>
        <table:table-row table:style-name="ro1">
          <table:table-cell office:value-type="string">
            <text:p>√</text:p>
          </table:table-cell>
          <table:table-cell office:value-type="string">
            <text:p>Fresh raspbia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stall apache2, tor, sshd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figure torr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scripts into dev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ln -s /home/pi/dev/forma.html /var/www/html/text/forma.htm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dh-make-per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h-make-perl --build --cpan URI::Encode</text:p>
          </table:table-cell>
          <table:table-cell/>
        </table:table-row>
        <table:table-row table:style-name="ro2">
          <table:table-cell office:value-type="string">
            <text:p>√</text:p>
          </table:table-cell>
          <table:table-cell office:value-type="string">
            <text:p>Add crontab for moving the access log to our directory (root)</text:p>
          </table:table-cell>
          <table:table-cell office:value-type="string">
            <text:p>﻿* * * * * cat /var/log/apache2/access.log &gt;&gt; /home/ilya/logs/access.log ; truncate -s 0 /var/log/apache2/access.log</text:p>
          </table:table-cell>
        </table:table-row>
        <table:table-row table:style-name="ro1">
          <table:table-cell office:value-type="string">
            <text:p>√</text:p>
          </table:table-cell>
          <table:table-cell office:value-type="string">
            <text:p>Add crontab for /home/pi/dev/access.pl and indexes.pl (user)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ngoose: compile SWS with debug on and htroot=./htm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ecouple posting from /text/ dir. Make it post to current dir. Dir = board/thread/top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install on another hostname and te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et apache to write access log to ./logs/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header with site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Post to whichever directory the form is i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uild .lst files during indexin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rite user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links to author page to index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est user pages bas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cron.pl to run all jobs at once</text:p>
          </table:table-cell>
          <table:table-cell/>
        </table:table-row>
        <table:table-row table:style-name="ro2">
          <table:table-cell office:value-type="string">
            <text:p>√</text:p>
          </table:table-cell>
          <table:table-cell office:value-type="string">
            <text:p>﻿AddDefaultCharset utf-8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indexed files that no longer ex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ve $SCRIPTDIR into .nfo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function that prints all items in a .l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links and describes fil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makes a list of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gure out how to get the install path without confi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test cron job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“lockfile” pat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rim whitespace from new mess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plit it into a backend/ (scripts) and frontend/ (html) directory.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comments throughout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es.pl not call sorter.pl unless board.nfo is set</text:p>
          </table:table-cell>
          <table:table-cell/>
        </table:table-row>
        <table:table-row table:style-name="ro2">
          <table:table-cell office:value-type="string">
            <text:p>√</text:p>
          </table:table-cell>
          <table:table-cell office:value-type="string">
            <text:p>﻿AddType text/cache-manifest .mf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.pl print text files only when in board mo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creased submission limit to 2^13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zi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menu out into a separate template that gets included twic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page generated counter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se a temporary index file, then rename, to avoid blank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x bug that causes extra (invalid) entries in html/author/xxx.l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vert list of boards in access.pl to cached index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factor all configs into one require’d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out signature detection into a functio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hard-coded index directories from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title copying from ./$dir/title.nfo to ./$dir.nfo and vice versa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list of links to publis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edy serving of half-generated files by doing a .tmp swa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(bug) New authors' author pages are not ma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hen printing signed message, check for existence of saved username for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o set your username, post your public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se alias.nfo when writing titles for author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factor GPG parsing into separate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GPG parser to display messages signed with an expired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sorting to all boards, not just main /text/ board</text:p>
          </table:table-cell>
          <table:table-cell/>
        </table:table-row>
        <table:table-row table:style-name="ro1">
          <table:table-cell/>
          <table:table-cell office:value-type="string">
            <text:p>Add $primaryColor to template</text:p>
          </table:table-cell>
          <table:table-cell/>
        </table:table-row>
        <table:table-row table:style-name="ro1">
          <table:table-cell/>
          <table:table-cell office:value-type="string">
            <text:p>Split file link to htmlized version and “.txt” link</text:p>
          </table:table-cell>
          <table:table-cell/>
        </table:table-row>
        <table:table-row table:style-name="ro1" table:number-rows-repeated="104851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ests" table:style-name="ta1">
        <table:table-column table:style-name="co8" table:default-cell-style-name="Default"/>
        <table:table-column table:style-name="co5" table:default-cell-style-name="ce8"/>
        <table:table-row table:style-name="ro1">
          <table:table-cell office:value-type="string">
            <text:p>Homepage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Boards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Post message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Post message, signed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Post message for admin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Horoscope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Counter</text:p>
          </table:table-cell>
          <table:table-cell table:style-name="Default"/>
        </table:table-row>
      </table:table>
      <table:table table:name="Deploy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6" table:default-cell-style-name="Default"/>
        <table:table-row table:style-name="ro1">
          <table:table-cell office:value-type="string">
            <text:p>Apache</text:p>
          </table:table-cell>
          <table:table-cell office:value-type="string">
            <text:p>Create new hostname</text:p>
          </table:table-cell>
          <table:table-cell office:value-type="string">
            <text:p>Edit ports.conf</text:p>
          </table:table-cell>
          <table:table-cell office:value-type="string">
            <text:p>Add wisebody.conf</text:p>
          </table:table-cell>
          <table:table-cell table:number-columns-repeated="2"/>
        </table:table-row>
        <table:table-row table:style-name="ro1">
          <table:table-cell office:value-type="string">
            <text:p>Tor</text:p>
          </table:table-cell>
          <table:table-cell office:value-type="string">
            <text:p>Add to torrc</text:p>
          </table:table-cell>
          <table:table-cell office:value-type="string">
            <text:p>Add to /var/lib/tor</text:p>
          </table:table-cell>
          <table:table-cell table:number-columns-repeated="3"/>
        </table:table-row>
        <table:table-row table:style-name="ro1">
          <table:table-cell office:value-type="string">
            <text:p>Filesystem</text:p>
          </table:table-cell>
          <table:table-cell office:value-type="string">
            <text:p>Deploy</text:p>
          </table:table-cell>
          <table:table-cell office:value-type="string">
            <text:p>Create new di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witch to new hostname</text:p>
          </table:table-cell>
          <table:table-cell table:number-columns-repeated="4"/>
        </table:table-row>
      </table:table>
      <table:table table:name="Promo" table:style-name="ta1">
        <table:table-column table:style-name="co5" table:default-cell-style-name="Default"/>
        <table:table-row table:style-name="ro1">
          <table:table-cell office:value-type="string">
            <text:p>base64 “secret” codes</text:p>
          </table:table-cell>
        </table:table-row>
        <table:table-row table:style-name="ro1">
          <table:table-cell office:value-type="string">
            <text:p>invite tree</text:p>
          </table:table-cell>
        </table:table-row>
        <table:table-row table:style-name="ro1">
          <table:table-cell office:value-type="string">
            <text:p>cards</text:p>
          </table:table-cell>
        </table:table-row>
        <table:table-row table:style-name="ro1">
          <table:table-cell office:value-type="string">
            <text:p>w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21:36:12.691968000</meta:creation-date>
    <meta:generator>LibreOffice/3.5$Linux_x86 LibreOffice_project/350m1$Build-2</meta:generator>
    <dc:date>2017-10-10T19:56:38</dc:date>
    <meta:editing-duration>P9DT12H8M37S</meta:editing-duration>
    <meta:editing-cycles>59</meta:editing-cycles>
    <dc:creator>ilya </dc:creator>
    <meta:document-statistic meta:table-count="6" meta:cell-count="300" meta:object-count="0"/>
  </office:meta>
</office:document-meta>
</file>